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sDescriptorsDigesterSource.setRegistry( Registry 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DescriptorsDigesterSource.setSource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DescriptorsDigesterSource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3">
            <text:p text:style-name="Table_20_Contents">133</text:p>
          </table:table-cell>
        </table:table-row>
        <table:table-row>
          <table:table-cell office:value-type="string">
            <text:p text:style-name="Table_20_Contents">MbeansDescriptorsDigesterSource.loadDescriptors( Registry registry , String location , String type ,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beansDescriptorsDigesterSource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DescriptorsDigesterSource.setLocation( String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